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1937" officeooo:paragraph-rsid="001b1937"/>
    </style:style>
    <style:style style:name="P2" style:family="paragraph" style:parent-style-name="Standard">
      <style:paragraph-properties fo:line-height="200%"/>
      <style:text-properties officeooo:rsid="001b1937" officeooo:paragraph-rsid="001b1937"/>
    </style:style>
    <style:style style:name="P3" style:family="paragraph" style:parent-style-name="Standard">
      <style:paragraph-properties fo:line-height="200%"/>
      <style:text-properties officeooo:rsid="001b1937" officeooo:paragraph-rsid="001ba757"/>
    </style:style>
    <style:style style:name="P4" style:family="paragraph" style:parent-style-name="Standard">
      <style:paragraph-properties fo:text-align="start" style:justify-single-word="false"/>
      <style:text-properties officeooo:rsid="001b1937" officeooo:paragraph-rsid="001b1937"/>
    </style:style>
    <style:style style:name="P5" style:family="paragraph" style:parent-style-name="Standard">
      <style:paragraph-properties fo:text-align="start" style:justify-single-word="false"/>
      <style:text-properties officeooo:rsid="001b1937" officeooo:paragraph-rsid="001d9f5f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1937" officeooo:paragraph-rsid="001b1937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1b1937" officeooo:paragraph-rsid="001b1937" style:font-weight-asian="bold" style:font-weight-complex="bold"/>
    </style:style>
    <style:style style:name="P8" style:family="paragraph" style:parent-style-name="Standard">
      <style:paragraph-properties fo:line-height="200%"/>
      <style:text-properties fo:font-weight="bold" officeooo:rsid="001b1937" officeooo:paragraph-rsid="001b1937" style:font-weight-asian="bold" style:font-weight-complex="bold"/>
    </style:style>
    <style:style style:name="P9" style:family="paragraph" style:parent-style-name="Standard">
      <style:paragraph-properties fo:line-height="200%"/>
      <style:text-properties fo:font-weight="bold" officeooo:rsid="001b1937" officeooo:paragraph-rsid="001ba757" style:font-weight-asian="bold" style:font-weight-complex="bold"/>
    </style:style>
    <style:style style:name="P10" style:family="paragraph" style:parent-style-name="Standard">
      <style:paragraph-properties fo:line-height="200%"/>
      <style:text-properties fo:font-weight="bold" officeooo:rsid="001b1937" officeooo:paragraph-rsid="001d9f5f" style:font-weight-asian="bold" style:font-weight-complex="bold"/>
    </style:style>
    <style:style style:name="P11" style:family="paragraph" style:parent-style-name="Standard">
      <style:paragraph-properties fo:line-height="200%"/>
      <style:text-properties fo:font-weight="bold" officeooo:rsid="001b1937" officeooo:paragraph-rsid="001dc2ae" style:font-weight-asian="bold" style:font-weight-complex="bold"/>
    </style:style>
    <style:style style:name="P12" style:family="paragraph" style:parent-style-name="Standard">
      <style:paragraph-properties fo:line-height="200%"/>
      <style:text-properties fo:font-weight="bold" officeooo:rsid="001ba757" officeooo:paragraph-rsid="001ba757" style:font-weight-asian="bold" style:font-weight-complex="bold"/>
    </style:style>
    <style:style style:name="P13" style:family="paragraph" style:parent-style-name="Standard">
      <style:paragraph-properties fo:line-height="200%"/>
      <style:text-properties officeooo:rsid="001ba757" officeooo:paragraph-rsid="001ba757"/>
    </style:style>
    <style:style style:name="P14" style:family="paragraph" style:parent-style-name="Standard">
      <style:paragraph-properties fo:line-height="150%" fo:text-align="start" style:justify-single-word="false"/>
      <style:text-properties officeooo:rsid="001d9f5f" officeooo:paragraph-rsid="001d9f5f"/>
    </style:style>
    <style:style style:name="P15" style:family="paragraph" style:parent-style-name="Standard">
      <style:paragraph-properties fo:line-height="200%"/>
      <style:text-properties officeooo:rsid="001d9f5f" officeooo:paragraph-rsid="001d9f5f"/>
    </style:style>
    <style:style style:name="P16" style:family="paragraph" style:parent-style-name="Standard">
      <style:paragraph-properties fo:line-height="200%"/>
    </style:style>
    <style:style style:name="P17" style:family="paragraph" style:parent-style-name="Standard">
      <style:paragraph-properties fo:line-height="200%"/>
      <style:text-properties officeooo:rsid="001dc2ae" officeooo:paragraph-rsid="001dc2ae"/>
    </style:style>
    <style:style style:name="P18" style:family="paragraph" style:parent-style-name="Footer">
      <style:paragraph-properties fo:text-align="start" style:justify-single-word="false"/>
    </style:style>
    <style:style style:name="P19" style:family="paragraph">
      <style:paragraph-properties fo:text-align="center"/>
    </style:style>
    <style:style style:name="T1" style:family="text">
      <style:text-properties officeooo:rsid="001ba757"/>
    </style:style>
    <style:style style:name="T2" style:family="text">
      <style:text-properties officeooo:rsid="001dc2a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1937" style:font-weight-asian="bold" style:font-weight-complex="bold"/>
    </style:style>
    <style:style style:name="T5" style:family="text">
      <style:text-properties fo:font-weight="bold" officeooo:rsid="002131a6" style:font-weight-asian="bold" style:font-weight-complex="bold"/>
    </style:style>
    <style:style style:name="T6" style:family="text">
      <style:text-properties officeooo:rsid="001fd1c1"/>
    </style:style>
    <style:style style:name="T7" style:family="text">
      <style:text-properties officeooo:rsid="002131a6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LPIC 1 <text:s/>LINUX SYSTEM AND NETWORK ADMINISTRATION <text:span text:style-name="T6">TRAINING</text:span></text:p>
      <text:p text:style-name="P1"/>
      <text:p text:style-name="P6">DAY 1 – <text:s/><text:span text:style-name="T1">PRE-INSTALLATION PROCEDURES </text:span><text:s/></text:p>
      <text:p text:style-name="P4"/>
      <text:p text:style-name="P14">FULLNAM<text:span text:style-name="T2">E</text:span> : ….............................................................................. <text:s text:c="25"/></text:p>
      <text:p text:style-name="P14">LPI ID : …....................................................... <text:s text:c="38"/>DATE : …..................................................</text:p>
      <text:p text:style-name="P5"><draw:line text:anchor-type="paragraph" draw:z-index="0" draw:style-name="gr1" draw:text-style-name="P19" svg:x1="-0.0209in" svg:y1="0.1028in" svg:x2="7.9894in" svg:y2="0.1028in"><text:p/></draw:line></text:p>
      <text:p text:style-name="P7">TASK 1 – <text:span text:style-name="T1">IDENTIFY YOUR </text:span>HARDWARE COMPONENTS</text:p>
      <text:p text:style-name="P2">Identify the Hardware Components in your laptop</text:p>
      <text:p text:style-name="P8">a) CPU </text:p>
      <text:p text:style-name="P2">i. <text:s/>Processor Type : <text:s/>…................................................................... <text:s/></text:p>
      <text:p text:style-name="P2">ii. Processor Speed : …..................................................................</text:p>
      <text:p text:style-name="P2">iii. Architecture : …........................................................................</text:p>
      <text:p text:style-name="P3">iii. Word Size : …...........................................................................</text:p>
      <text:p text:style-name="P9"><text:s/>b) Main Memory </text:p>
      <text:p text:style-name="P3">i. <text:span text:style-name="T1">Memory Size : ….............................................................</text:span></text:p>
      <text:p text:style-name="P3"><text:span text:style-name="T1">ii. Memory Type : …..........................................................</text:span></text:p>
      <text:p text:style-name="P3"><text:span text:style-name="T1">iii. Memory Speed : …........................................................</text:span></text:p>
      <text:p text:style-name="P9">c) Hard Disk</text:p>
      <text:p text:style-name="P13">i. Size : …..................................................................</text:p>
      <text:p text:style-name="P13">ii. Speed : …...............................................................</text:p>
      <text:p text:style-name="P13">iii. Model or Make : ….................................................</text:p>
      <text:p text:style-name="P15">iv. <text:s/>SATA <text:s/>/ IDE Interface : ….......................................</text:p>
      <text:p text:style-name="P15">v. <text:s/>Number of Partitions :</text:p>
      <text:p text:style-name="P15">vi. Number of Free Partitions :</text:p>
      <text:p text:style-name="P15">vii. Partition Scheme Design</text:p>
      <text:p text:style-name="P15">Partition <text:s text:c="21"/>Size <text:s text:c="23"/>Used <text:s text:c="22"/>Free <text:s text:c="21"/>Filesystem <text:s text:c="16"/>OS</text:p>
      <text:p text:style-name="P15">…...................... <text:s text:c="7"/>…...................... <text:s text:c="2"/>…............... <text:s text:c="11"/>…...................... <text:s text:c="7"/>...…......... <text:s text:c="10"/>….....................</text:p>
      <text:p text:style-name="P15"><text:soft-page-break/>…...................... <text:s text:c="7"/>…...................... <text:s text:c="2"/>…............... <text:s text:c="11"/>…...................... <text:s text:c="7"/>...…......... <text:s text:c="10"/>….....................</text:p>
      <text:p text:style-name="P15">…...................... <text:s text:c="7"/>…...................... <text:s text:c="2"/>…............... <text:s text:c="11"/>…...................... <text:s text:c="7"/>...…......... <text:s text:c="10"/>….....................</text:p>
      <text:p text:style-name="P15">…...................... <text:s text:c="7"/>…...................... <text:s text:c="2"/>…............... <text:s text:c="11"/>…...................... <text:s text:c="7"/>...…......... <text:s text:c="10"/>….....................</text:p>
      <text:p text:style-name="P15">…...................... <text:s text:c="7"/>…...................... <text:s text:c="2"/>…............... <text:s text:c="11"/>…...................... <text:s text:c="7"/>...…......... <text:s text:c="10"/>….....................</text:p>
      <text:p text:style-name="P15">…...................... <text:s text:c="7"/>…...................... <text:s text:c="2"/>…............... <text:s text:c="11"/>…...................... <text:s text:c="7"/>...…......... <text:s text:c="10"/>….....................</text:p>
      <text:p text:style-name="P15">…...................... <text:s text:c="7"/>…...................... <text:s text:c="2"/>…............... <text:s text:c="11"/>…...................... <text:s text:c="7"/>...…......... <text:s text:c="10"/>….....................</text:p>
      <text:p text:style-name="P10">d) Monitor or VDU</text:p>
      <text:p text:style-name="P15">i. Make or Model : …....................................................</text:p>
      <text:p text:style-name="P15">ii. Device Driver : ….....................................................</text:p>
      <text:p text:style-name="P15">e) <text:s/>Ethernet Network Card </text:p>
      <text:p text:style-name="P15">i. Type : ….....................................................</text:p>
      <text:p text:style-name="P15">ii. Device Drivers : …...................................</text:p>
      <text:p text:style-name="P15">f) Wireless Network Card </text:p>
      <text:p text:style-name="P15"><text:s text:c="4"/>i. Type : …....................................................</text:p>
      <text:p text:style-name="P15"><text:s text:c="4"/>ii. Device Drivers : ….................................... <text:s text:c="3"/></text:p>
      <text:p text:style-name="P12"/>
      <text:p text:style-name="P12">TASK 2 – IDENTIFY YOUR SOFTWARE APPLICATIONS</text:p>
      <text:p text:style-name="P2">Identify the <text:span text:style-name="T1">software</text:span> in your laptop system</text:p>
      <text:p text:style-name="P2"><text:span text:style-name="T3">a) Operating System</text:span></text:p>
      <text:p text:style-name="P2"/>
      <text:p text:style-name="P2"/>
      <text:p text:style-name="P8">b) Application Software</text:p>
      <text:p text:style-name="P2"/>
      <text:p text:style-name="P2"/>
      <text:p text:style-name="P8">c) System Software</text:p>
      <text:p text:style-name="P2"><text:soft-page-break/></text:p>
      <text:p text:style-name="P2"/>
      <text:p text:style-name="P9">d) <text:s/>Word Processing Programs</text:p>
      <text:p text:style-name="P13"/>
      <text:p text:style-name="P13"/>
      <text:p text:style-name="P9">e) Spreadsheet Programs</text:p>
      <text:p text:style-name="P13"/>
      <text:p text:style-name="P13"/>
      <text:p text:style-name="P17">f<text:span text:style-name="T4">) Database Programs</text:span></text:p>
      <text:p text:style-name="P17"/>
      <text:p text:style-name="P17"/>
      <text:p text:style-name="P11">g) Email Programs</text:p>
      <text:p text:style-name="P17"/>
      <text:p text:style-name="P17"/>
      <text:p text:style-name="P11">h) Web Browser Programs</text:p>
      <text:p text:style-name="P17"/>
      <text:p text:style-name="P11"/>
      <text:p text:style-name="P11">i) Miscellaneous Programs</text:p>
      <text:p text:style-name="P17"/>
      <text:p text:style-name="P17"><text:s text:c="2"/></text:p>
      <text:p text:style-name="P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131a6" style:font-weight-asian="bold" style:font-weight-complex="bold"/>
    </style:style>
    <style:style style:name="MT3" style:family="text">
      <style:text-properties officeooo:rsid="002131a6"/>
    </style:style>
    <style:style style:name="MT4" style:family="text">
      <style:text-properties officeooo:rsid="001fd1c1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Tasks : Pre-installation Procedures <text:s text:c="5"/></text:span><text:span text:style-name="MT3"><text:s text:c="24"/></text:span><text:page-number text:select-page="current">3</text:page-number> <text:span text:style-name="MT4">Of </text:span><text:span text:style-name="MT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1-22T11:35:23.712590623</meta:creation-date>
    <dc:date>2016-11-22T13:34:45.426146220</dc:date>
    <dc:creator>root </dc:creator>
    <meta:editing-duration>PT1H9M35S</meta:editing-duration>
    <meta:editing-cycles>6</meta:editing-cycles>
    <meta:generator>LibreOffice/4.3.7.2$Linux_x86 LibreOffice_project/430$Build-2</meta:generator>
    <meta:document-statistic meta:table-count="0" meta:image-count="0" meta:object-count="0" meta:page-count="3" meta:paragraph-count="53" meta:word-count="251" meta:character-count="3574" meta:non-whitespace-character-count="2884"/>
  </office:meta>
</office:document-meta>
</file>